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2cm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svg:stroke-width="0.03cm" draw:marker-start-width="0.145cm" draw:marker-start-center="true" draw:marker-end="Circle" draw:marker-end-width="0.145cm" draw:marker-end-center="tru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marker-start="Arrow_20_concave" draw:marker-start-width="0.1cm" draw:marker-end="Arrow_20_concave" draw:marker-end-width="0.1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8pt"/>
    </style:style>
    <style:style style:name="P3" style:family="paragraph">
      <style:text-properties fo:font-size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align="center" fo:text-indent="0cm"/>
      <style:text-properties fo:font-size="8pt"/>
    </style:style>
    <style:style style:name="P6" style:family="paragraph">
      <style:paragraph-properties fo:text-align="center"/>
      <style:text-properties fo:font-size="6pt"/>
    </style:style>
    <style:style style:name="T1" style:family="text">
      <style:text-properties fo:font-size="8pt"/>
    </style:style>
    <style:style style:name="T2" style:family="text">
      <style:text-properties fo:font-size="6pt"/>
    </style:style>
    <style:style style:name="T3" style:family="text">
      <style:text-properties style:text-position="super 58%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4cm" svg:y1="7.084cm" svg:x2="4.14cm" svg:y2="1.765cm">
          <text:p/>
        </draw:line>
        <draw:line draw:style-name="gr1" draw:text-style-name="P1" draw:layer="layout" svg:x1="4.14cm" svg:y1="7.084cm" svg:x2="11.39cm" svg:y2="7.084cm">
          <text:p/>
        </draw:line>
        <draw:line draw:style-name="gr2" draw:text-style-name="P1" draw:layer="layout" svg:x1="4.14cm" svg:y1="5.959cm" svg:x2="6.64cm" svg:y2="5.459cm">
          <text:p/>
        </draw:line>
        <draw:line draw:style-name="gr2" draw:text-style-name="P1" draw:layer="layout" svg:x1="6.64cm" svg:y1="5.459cm" svg:x2="8.89cm" svg:y2="4.334cm">
          <text:p/>
        </draw:line>
        <draw:line draw:style-name="gr2" draw:text-style-name="P1" draw:layer="layout" svg:x1="8.89cm" svg:y1="4.334cm" svg:x2="10.39cm" svg:y2="2.334cm">
          <text:p/>
        </draw:line>
        <draw:line draw:style-name="gr3" draw:text-style-name="P1" draw:layer="layout" svg:x1="3.89cm" svg:y1="5.959cm" svg:x2="3.89cm" svg:y2="7.084cm">
          <text:p/>
        </draw:line>
        <draw:frame draw:style-name="gr4" draw:text-style-name="P3" draw:layer="layout" svg:width="2.157cm" svg:height="0.887cm" svg:x="1.64cm" svg:y="6.072cm">
          <draw:text-box>
            <text:p text:style-name="P2"><text:span text:style-name="T1">no-load and</text:span></text:p>
            <text:p text:style-name="P2"><text:span text:style-name="T1">start-up price</text:span></text:p>
          </draw:text-box>
        </draw:frame>
        <draw:frame draw:style-name="gr4" draw:text-style-name="P3" draw:layer="layout" svg:width="2.132cm" svg:height="0.569cm" svg:x="6.64cm" svg:y="7.209cm">
          <draw:text-box>
            <text:p text:style-name="P2">Output (MW)</text:p>
          </draw:text-box>
        </draw:frame>
        <draw:line draw:style-name="gr5" draw:text-style-name="P4" draw:layer="layout" svg:x1="6.64cm" svg:y1="5.459cm" svg:x2="6.64cm" svg:y2="7.084cm">
          <text:p/>
        </draw:line>
        <draw:line draw:style-name="gr5" draw:text-style-name="P4" draw:layer="layout" svg:x1="8.89cm" svg:y1="4.334cm" svg:x2="8.89cm" svg:y2="7.084cm">
          <text:p/>
        </draw:line>
        <draw:line draw:style-name="gr5" draw:text-style-name="P4" draw:layer="layout" svg:x1="10.39cm" svg:y1="7.084cm" svg:x2="10.39cm" svg:y2="2.334cm">
          <text:p/>
        </draw:line>
        <draw:frame draw:style-name="gr4" draw:text-style-name="P2" draw:layer="layout" svg:width="1.302cm" svg:height="0.569cm" draw:transform="rotate (1.5707963267946) translate (3.39cm 4.959cm)">
          <draw:text-box>
            <text:p text:style-name="P2">£/hour</text:p>
          </draw:text-box>
        </draw:frame>
        <draw:frame draw:style-name="gr4" draw:text-style-name="P6" draw:layer="layout" svg:width="1.878cm" svg:height="0.735cm" svg:x="4.39cm" svg:y="4.849cm">
          <draw:text-box>
            <text:p text:style-name="P5"><text:span text:style-name="T2">1</text:span><text:span text:style-name="T3">st</text:span><text:span text:style-name="T2"> incremental</text:span></text:p>
            <text:p text:style-name="P5"><text:span text:style-name="T2">price</text:span></text:p>
          </draw:text-box>
        </draw:frame>
        <draw:frame draw:style-name="gr4" draw:text-style-name="P6" draw:layer="layout" svg:width="1.916cm" svg:height="0.735cm" svg:x="6.64cm" svg:y="3.959cm">
          <draw:text-box>
            <text:p text:style-name="P5"><text:span text:style-name="T2">2</text:span><text:span text:style-name="T3">nd</text:span><text:span text:style-name="T2"> incremental</text:span></text:p>
            <text:p text:style-name="P5"><text:span text:style-name="T2">price</text:span></text:p>
          </draw:text-box>
        </draw:frame>
        <draw:frame draw:style-name="gr4" draw:text-style-name="P6" draw:layer="layout" svg:width="1.891cm" svg:height="0.735cm" svg:x="8.249cm" svg:y="2.459cm">
          <draw:text-box>
            <text:p text:style-name="P5"><text:span text:style-name="T2">3</text:span><text:span text:style-name="T3">rd</text:span><text:span text:style-name="T2"> incremental</text:span></text:p>
            <text:p text:style-name="P5"><text:span text:style-name="T2">price</text:span></text:p>
          </draw:text-box>
        </draw:frame>
        <draw:frame draw:style-name="gr4" draw:text-style-name="P3" draw:layer="layout" svg:width="0.502cm" svg:height="0.569cm" svg:x="3.64cm" svg:y="1.39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4cm" fo:margin-bottom="0.64cm" fo:margin-left="0.64cm" fo:margin-right="0.64cm" fo:page-width="13.7cm" fo:page-height="8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Richard Lincoln</meta:initial-creator>
    <meta:creation-date>2006-01-11T11:35:25</meta:creation-date>
    <dc:creator>Richard Lincoln</dc:creator>
    <dc:date>2006-01-18T17:04:36</dc:date>
    <dc:language>en-GB</dc:language>
    <meta:editing-cycles>11</meta:editing-cycles>
    <meta:editing-duration>PT6H27M4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